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App (Prototype)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Dokumentation: 30 h (je)</text:p>
            <text:p>Protokoll: 3 h + 3h</text:p>
            <text:p>Android-Einrichtung: 3 h</text:p>
            <text:p>db.dll auf Android bauen: 1 h</text:p>
            <text:p>Übertragungsfunktion: 8 h + 3 h</text:p>
            <text:p>Oberfläche: 12 h [kürzbar]</text:p>
            <text:p>Projekttag: 8 h</text:p>
            <text:p/>
            <text:p>Summe: 76 h (eine Pers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tokoll</text:p>
          </draw:text-box>
        </draw:frame>
        <draw:line draw:style-name="gr2" draw:text-style-name="P2" draw:layer="layout" svg:x1="1.8cm" svg:y1="4.8cm" svg:x2="1.8cm" svg:y2="19cm">
          <text:p/>
        </draw:line>
        <draw:line draw:style-name="gr2" draw:text-style-name="P2" draw:layer="layout" svg:x1="17.8cm" svg:y1="4.343cm" svg:x2="17.8cm" svg:y2="19.2cm">
          <text:p/>
        </draw:line>
        <draw:frame draw:style-name="gr3" draw:text-style-name="P3" draw:layer="layout" svg:width="4.2cm" svg:height="1.673cm" svg:x="0.8cm" svg:y="3.6cm">
          <draw:text-box>
            <text:p>Client (App)</text:p>
          </draw:text-box>
        </draw:frame>
        <draw:frame draw:style-name="gr4" draw:text-style-name="P3" draw:layer="layout" svg:width="4.2cm" svg:height="0.962cm" svg:x="16cm" svg:y="3.4cm">
          <draw:text-box>
            <text:p>Server</text:p>
          </draw:text-box>
        </draw:frame>
        <draw:line draw:style-name="gr5" draw:text-style-name="P2" draw:layer="layout" svg:x1="17.8cm" svg:y1="5cm" svg:x2="1.8cm" svg:y2="5.8cm">
          <text:p/>
        </draw:line>
        <draw:frame draw:style-name="gr4" draw:text-style-name="P3" draw:layer="layout" svg:width="7.4cm" svg:height="0.962cm" draw:transform="rotate (0.0698131700797732) translate (6.951cm 4.64cm)">
          <draw:text-box>
            <text:p>RequireInit</text:p>
          </draw:text-box>
        </draw:frame>
        <draw:line draw:style-name="gr6" draw:text-style-name="P2" draw:layer="layout" svg:x1="1.8cm" svg:y1="6.4cm" svg:x2="17.8cm" svg:y2="6.2cm">
          <text:p text:style-name="P4">&lt;Name&gt; &lt;Anzahl der Rückgaben&gt;</text:p>
          <text:p text:style-name="P4"/>
        </draw:line>
        <draw:line draw:style-name="gr2" draw:text-style-name="P2" draw:layer="layout" svg:x1="18.2cm" svg:y1="5cm" svg:x2="19.6cm" svg:y2="5.6cm">
          <text:p/>
        </draw:line>
        <draw:line draw:style-name="gr2" draw:text-style-name="P2" draw:layer="layout" svg:x1="18cm" svg:y1="6.4cm" svg:x2="19.6cm" svg:y2="5.6cm">
          <text:p/>
        </draw:line>
        <draw:frame draw:style-name="gr4" draw:text-style-name="P3" draw:layer="layout" svg:width="4.6cm" svg:height="0.962cm" svg:x="19.8cm" svg:y="5.2cm">
          <draw:text-box>
            <text:p>Initialphase</text:p>
          </draw:text-box>
        </draw:frame>
        <draw:line draw:style-name="gr5" draw:text-style-name="P2" draw:layer="layout" svg:x1="17.8cm" svg:y1="7.5cm" svg:x2="1.8cm" svg:y2="8.3cm">
          <text:p/>
        </draw:line>
        <draw:frame draw:style-name="gr3" draw:text-style-name="P3" draw:layer="layout" svg:width="9.621cm" svg:height="1.673cm" draw:transform="rotate (0.0698131700797732) translate (6.951cm 7.14cm)">
          <draw:text-box>
            <text:p>Transfer:Student &lt;studentrow&gt;</text:p>
          </draw:text-box>
        </draw:frame>
        <draw:line draw:style-name="gr6" draw:text-style-name="P2" draw:layer="layout" svg:x1="1.8cm" svg:y1="8.9cm" svg:x2="17.8cm" svg:y2="8.7cm">
          <text:p text:style-name="P4">Received</text:p>
          <text:p text:style-name="P4"/>
        </draw:line>
        <draw:line draw:style-name="gr2" draw:text-style-name="P2" draw:layer="layout" svg:x1="18.2cm" svg:y1="7.5cm" svg:x2="19.6cm" svg:y2="8.1cm">
          <text:p/>
        </draw:line>
        <draw:line draw:style-name="gr2" draw:text-style-name="P2" draw:layer="layout" svg:x1="18cm" svg:y1="8.9cm" svg:x2="19.6cm" svg:y2="8.1cm">
          <text:p/>
        </draw:line>
        <draw:frame draw:style-name="gr3" draw:text-style-name="P3" draw:layer="layout" svg:width="7.4cm" svg:height="1.673cm" svg:x="19.8cm" svg:y="7.7cm">
          <draw:text-box>
            <text:p>Übertragung Studenten</text:p>
          </draw:text-box>
        </draw:frame>
        <draw:line draw:style-name="gr5" draw:text-style-name="P2" draw:layer="layout" svg:x1="17.8cm" svg:y1="9.5cm" svg:x2="1.8cm" svg:y2="10.3cm">
          <text:p/>
        </draw:line>
        <draw:frame draw:style-name="gr3" draw:text-style-name="P3" draw:layer="layout" svg:width="9.422cm" svg:height="1.673cm" draw:transform="rotate (0.0698131700797732) translate (6.951cm 9.14cm)">
          <draw:text-box>
            <text:p>Transfer:Lending &lt;lendingrow&gt;</text:p>
          </draw:text-box>
        </draw:frame>
        <draw:line draw:style-name="gr6" draw:text-style-name="P2" draw:layer="layout" svg:x1="1.8cm" svg:y1="10.9cm" svg:x2="17.8cm" svg:y2="10.7cm">
          <text:p text:style-name="P4">Received</text:p>
          <text:p text:style-name="P4"/>
        </draw:line>
        <draw:line draw:style-name="gr2" draw:text-style-name="P2" draw:layer="layout" svg:x1="18.2cm" svg:y1="9.5cm" svg:x2="19.6cm" svg:y2="10.1cm">
          <text:p/>
        </draw:line>
        <draw:line draw:style-name="gr2" draw:text-style-name="P2" draw:layer="layout" svg:x1="18cm" svg:y1="10.9cm" svg:x2="19.6cm" svg:y2="10.1cm">
          <text:p/>
        </draw:line>
        <draw:frame draw:style-name="gr3" draw:text-style-name="P3" draw:layer="layout" svg:width="7cm" svg:height="1.673cm" svg:x="19.8cm" svg:y="9.7cm">
          <draw:text-box>
            <text:p>Übertragung Ausleihen</text:p>
          </draw:text-box>
        </draw:frame>
        <draw:line draw:style-name="gr5" draw:text-style-name="P2" draw:layer="layout" svg:x1="17.8cm" svg:y1="16.3cm" svg:x2="1.8cm" svg:y2="17.1cm">
          <text:p/>
        </draw:line>
        <draw:frame draw:style-name="gr4" draw:text-style-name="P3" draw:layer="layout" svg:width="7.4cm" svg:height="0.962cm" draw:transform="rotate (0.0698131700797732) translate (6.951cm 15.94cm)">
          <draw:text-box>
            <text:p>Finished</text:p>
          </draw:text-box>
        </draw:frame>
        <draw:line draw:style-name="gr6" draw:text-style-name="P2" draw:layer="layout" svg:x1="1.8cm" svg:y1="17.7cm" svg:x2="17.8cm" svg:y2="17.5cm">
          <text:p text:style-name="P4">OK</text:p>
          <text:p text:style-name="P4"/>
        </draw:line>
        <draw:line draw:style-name="gr2" draw:text-style-name="P2" draw:layer="layout" svg:x1="18.2cm" svg:y1="16.3cm" svg:x2="19.6cm" svg:y2="16.9cm">
          <text:p/>
        </draw:line>
        <draw:line draw:style-name="gr2" draw:text-style-name="P2" draw:layer="layout" svg:x1="18cm" svg:y1="17.7cm" svg:x2="19.6cm" svg:y2="16.9cm">
          <text:p/>
        </draw:line>
        <draw:frame draw:style-name="gr7" draw:text-style-name="P3" draw:layer="layout" svg:width="7.2cm" svg:height="3.095cm" svg:x="19.8cm" svg:y="16.5cm">
          <draw:text-box>
            <text:p>Übertragungsende (in beide Richtungen möglich!)</text:p>
          </draw:text-box>
        </draw:frame>
        <draw:line draw:style-name="gr5" draw:text-style-name="P2" draw:layer="layout" svg:x1="17.8cm" svg:y1="13.2cm" svg:x2="1.8cm" svg:y2="14cm">
          <text:p/>
        </draw:line>
        <draw:frame draw:style-name="gr4" draw:text-style-name="P3" draw:layer="layout" svg:width="7.4cm" svg:height="0.962cm" draw:transform="rotate (0.0698131700797732) translate (6.951cm 12.84cm)">
          <draw:text-box>
            <text:p>Received</text:p>
          </draw:text-box>
        </draw:frame>
        <draw:line draw:style-name="gr6" draw:text-style-name="P2" draw:layer="layout" svg:x1="1.8cm" svg:y1="12.7cm" svg:x2="17.8cm" svg:y2="12.5cm">
          <text:p text:style-name="P4">Transfer:GiveBack &lt;GiveBackRow&gt;</text:p>
          <text:p text:style-name="P4"/>
        </draw:line>
        <draw:line draw:style-name="gr2" draw:text-style-name="P2" draw:layer="layout" svg:x1="18.2cm" svg:y1="12.2cm" svg:x2="19.6cm" svg:y2="12.8cm">
          <text:p/>
        </draw:line>
        <draw:line draw:style-name="gr2" draw:text-style-name="P2" draw:layer="layout" svg:x1="18cm" svg:y1="13.6cm" svg:x2="19.6cm" svg:y2="12.8cm">
          <text:p/>
        </draw:line>
        <draw:frame draw:style-name="gr3" draw:text-style-name="P3" draw:layer="layout" svg:width="5.8cm" svg:height="1.673cm" svg:x="19.8cm" svg:y="12.4cm">
          <draw:text-box>
            <text:p>Rückübertrag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scher Start des WLAN-Interfaces (entfällt)</text:p>
              </text:list-item>
              <text:list-item>
                <text:p>Automatische Verbindung mit Netzwerk (entfällt)</text:p>
              </text:list-item>
              <text:list-item>
                <text:p>Verbindung zu Server</text:p>
              </text:list-item>
              <text:list-item>
                <text:p>Konfiguration: Schülername, Server-IP etc.</text:p>
              </text:list-item>
              <text:list-item>
                <text:p>Ausleihe und Rückgabe</text:p>
              </text:list-item>
              <text:list-item>
                <text:p>Datenempfang und -send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ient-Server mit Qt: <text:a xlink:href="http://doc.qt.io/qt-5/examples-network.html" xlink:type="simple">http://doc.qt.io/qt-5/examples-network.html</text:a> (Fortune Client Example und (Threaded) Fortune Server Example) [der normale Server ist ausreichend!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22:21:25.645000000</meta:creation-date>
    <dc:date>2018-10-15T01:22:01.895000000</dc:date>
    <meta:editing-duration>PT26M20S</meta:editing-duration>
    <meta:editing-cycles>8</meta:editing-cycles>
    <meta:generator>LibreOffice/5.2.7.2$Windows_x86 LibreOffice_project/2b7f1e640c46ceb28adf43ee075a6e8b8439ed10</meta:generator>
    <meta:document-statistic meta:object-count="70"/>
  </office:meta>
</office:document-meta>
</file>